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95f2" officeooo:paragraph-rsid="000395f2"/>
    </style:style>
    <style:style style:name="P2" style:family="paragraph" style:parent-style-name="Standard">
      <style:text-properties officeooo:rsid="0005134d" officeooo:paragraph-rsid="0005134d"/>
    </style:style>
    <style:style style:name="P3" style:family="paragraph" style:parent-style-name="Standard">
      <style:text-properties officeooo:rsid="0006477c" officeooo:paragraph-rsid="0006477c"/>
    </style:style>
    <style:style style:name="P4" style:family="paragraph" style:parent-style-name="Standard">
      <style:text-properties officeooo:rsid="00087505" officeooo:paragraph-rsid="00087505"/>
    </style:style>
    <style:style style:name="P5" style:family="paragraph" style:parent-style-name="Standard">
      <style:text-properties officeooo:rsid="000395f2" officeooo:paragraph-rsid="000395f2"/>
    </style:style>
    <style:style style:name="T1" style:family="text">
      <style:text-properties officeooo:rsid="0005134d"/>
    </style:style>
    <style:style style:name="T2" style:family="text">
      <style:text-properties officeooo:rsid="0005d87b"/>
    </style:style>
    <style:style style:name="T3" style:family="text">
      <style:text-properties officeooo:rsid="00087505"/>
    </style:style>
    <style:style style:name="T4" style:family="text">
      <style:text-properties officeooo:rsid="00089f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da work visit to Cologne about NeuLAND DNN.</text:p>
      <text:p text:style-name="P1"/>
      <text:p text:style-name="P1">1) How does Bayesian statistics work?</text:p>
      <text:p text:style-name="P1">2) Why does scoring method only use discrete scores?</text:p>
      <text:p text:style-name="P1"><text:tab/>I found that continuous scores (from histograms) seem to work much better.</text:p>
      <text:p text:style-name="P1"><text:tab/>I have called this method ‘scoring+’ <text:span text:style-name="T1">a</text:span>nd it works better then scoring, TDR, Bayesian<text:tab/></text:p>
      <text:p text:style-name="P1"><text:tab/>and even better then <text:span text:style-name="T1">Elena’s </text:span>DNN at picking primary clusters.</text:p>
      <text:p text:style-name="P1">3) Why does Elena’s Multiplicity network only use (E,t) per signal and not (E,t,x)?</text:p>
      <text:p text:style-name="P1"><text:tab/>Including x and scores resulted in improvement 75%→77%(x)→ 78%(x,score)</text:p>
      <text:p text:style-name="P1">4) Why does Elena’s network for picking primary clusters not result in an improvement? <text:span text:style-name="T1">And why <text:tab/>does she only one E &amp; t per cluster and not more information?</text:span></text:p>
      <text:p text:style-name="P1">5) How exactly was the perfect reconstruction matrix (93/90/88/86/83) created?</text:p>
      <text:p text:style-name="P1"><text:tab/><text:span text:style-name="T4">==&gt; See sub-points of the 21-8-2019 report.</text:span></text:p>
      <text:p text:style-name="P1">6) Why did you choose for R3BNeulandNeutronClusters as the labelling procedure?</text:p>
      <text:p text:style-name="P1"><text:tab/>Why not use a procedure that actually tracks the primary neutron tracks?</text:p>
      <text:p text:style-name="P1"><text:tab/>I designed such a procedure and the efficiencies are quite smaller.</text:p>
      <text:p text:style-name="P1">7) Why <text:span text:style-name="T1">do you use NeulandPrimaryNeutronProints to label the primary tracks? Not all primary <text:tab/>tracks that are fired at NeuLAND also end in NeuLAND. And not all tracks that end in <text:tab/>NeuLAND also generate sufficient scintillation light to pass the PMT threshold.</text:span></text:p>
      <text:p text:style-name="P2">8) I am still using TAQUILA digitizer. Where are we on the level of TAMEX digitizer? And will <text:tab/>TAMEX be operational for phase 0, or is it actually OK to use TAQUILA?</text:p>
      <text:p text:style-name="P2">9) How can use a different random seed in the TAQUILA digitizer? Same MC transport, but <text:tab/>different signals due to different noise?</text:p>
      <text:p text:style-name="P2">10) Do you have any ideas about the maximum possible efficiency of a DNN? Given a set of inputs <text:tab/>and outputs, what is the max. efficiency an infinitely complex DNN could achieve? <text:tab/>Obviously, this is less then 100%, because the neutron particle showers in NeuLAND <text:tab/>contain <text:span text:style-name="T2">a certain random aspect. In my opinion, point 9 could resolve at least a part of this <text:tab/>puzzle, but I would appreciate any suggestions that you might have on this topic.</text:span></text:p>
      <text:p text:style-name="P4">11) What is being done to prevent R3BNeulandNeutronClusters from finding the same minimum <text:tab/>for the same cluster? I know that it adds clusters double when this happens, but in my <text:tab/>simulations, this only explains the part where 2 prim points are linked to 2 different digis <text:tab/>within the same cluster. What is being doen when they link to the same digi in the same <text:tab/>cluster? This can also<text:tab/>happen.</text:p>
      <text:p text:style-name="P3"><text:span text:style-name="T3">12</text:span>) .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3:37:01.732117421</meta:creation-date>
    <meta:generator>LibreOffice/6.0.7.3$Linux_X86_64 LibreOffice_project/00m0$Build-3</meta:generator>
    <dc:date>2019-08-21T11:25:18.764343199</dc:date>
    <meta:editing-duration>PT23M4S</meta:editing-duration>
    <meta:editing-cycles>7</meta:editing-cycles>
    <meta:document-statistic meta:table-count="0" meta:image-count="0" meta:object-count="0" meta:page-count="1" meta:paragraph-count="20" meta:word-count="406" meta:character-count="2405" meta:non-whitespace-character-count="1998"/>
  </office:meta>
</office:document-meta>
</file>